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fo:language="fr" fo:country="FR" style:language-asian="zxx" style:country-asian="none" style:font-name-complex="Arial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obot pont</text:h>
      <text:p text:style-name="P1"/>
      <text:p text:style-name="Standard">Permettre le franchissement d’un ravin à des véhicules automobiles a l’aide d’un pont mobile.</text:p>
      <text:p text:style-name="Standard"/>
      <text:p text:style-name="P2">Traiter, Communiquer, Alimenter et Distribuer</text:p>
      <text:p text:style-name="Standard"><text:tab/><text:tab/><text:tab/><text:tab/><text:tab/><text:tab/> (Programmation microcontrôleur, Gestion de l’énergie)</text:p>
      <text:p text:style-name="Standard"/>
      <text:p text:style-name="Standard"/>
      <text:p text:style-name="Text_20_body">05/12/2014 (2H) : </text:p>
      <text:p text:style-name="Text_20_body">[WIP] : Étude des systèmes pour l'alignement avec le pont :</text:p>
      <text:p text:style-name="Text_20_body"><text:tab/>[ <text:s/>] : <text:a xlink:type="simple" xlink:href="../Etude/Laser%20+%20Capteur%20de%20luminosité.odt">Laser + Capteur de luminosité</text:a></text:p>
      <text:p text:style-name="Text_20_body"><text:tab/>[ <text:s/>] : <text:a xlink:type="simple" xlink:href="../Etude/LED%20+%20Capteur%20de%20luminosité.odt">LED + Capteur luminosité</text:a></text:p>
      <text:p text:style-name="Text_20_body"><text:tab/>[ <text:s/>] : <text:a xlink:type="simple" xlink:href="../Etude/Ligne%20au%20sol%20+%20Capteur%20de%20couleur.odt">Ligne au sol + Capteur de couleu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_20_à_20_puces" style:display-name="Liste à puces" style:family="paragraph" style:parent-style-name="Standard" style:list-style-name="WW8Num10">
      <style:paragraph-properties fo:margin-left="0.63cm" fo:margin-right="0cm" fo:margin-top="0.035cm" fo:margin-bottom="0cm" fo:text-indent="-0.63cm" style:auto-text-indent="false">
        <style:tab-stops>
          <style:tab-stop style:position="3.701cm" style:type="right"/>
          <style:tab-stop style:position="4.001cm"/>
        </style:tab-stops>
      </style:paragraph-properties>
      <style:text-properties style:font-name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0z0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ILLAT Quentin<text:tab/><text:tab/>#0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8T15:36:43.51</meta:creation-date>
    <dc:date>2014-12-05T11:58:21.02</dc:date>
    <meta:editing-duration>PT1H19M57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68" meta:character-count="416"/>
  </office:meta>
</office:document-meta>
</file>